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B8B000000000000000041B1E7E3.svg" manifest:media-type="image/svg+xml"/>
  <manifest:file-entry manifest:full-path="Pictures/100000000000049D0000049D932C6F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1" svg:width="9.999cm" svg:height="9.999cm" draw:z-index="1">
        <draw:image xlink:href="Pictures/100000000000049D0000049D932C6F4D.png" xlink:type="simple" xlink:show="embed" xlink:actuate="onLoad" draw:mime-type="image/png"/>
      </draw:frame>
      <text:p text:style-name="Standard"><draw:frame draw:style-name="fr1" draw:name="Image1" text:anchor-type="char" svg:width="0.041cm" svg:height="0.041cm" draw:z-index="0"><draw:image xlink:href="Pictures/10000B8B000000000000000041B1E7E3.svg" xlink:type="simple" xlink:show="embed" xlink:actuate="onLoad" draw:mime-type="image/svg+xml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4:14:04.083528634</meta:creation-date>
    <dc:date>2025-09-05T14:17:10.615873288</dc:date>
    <meta:editing-duration>PT3M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5.8.1.1$Linux_X86_64 LibreOffice_project/54047653041915e595ad4e45cccea684809c77b5</meta:generator>
  </office:meta>
</office:document-meta>
</file>